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paragraph-rsid="0039f26a"/>
    </style:style>
    <style:style style:name="P2" style:family="paragraph" style:parent-style-name="Standard">
      <style:text-properties style:font-name="Arial" fo:font-size="10pt" officeooo:paragraph-rsid="004ba1f8"/>
    </style:style>
    <style:style style:name="P3" style:family="paragraph" style:parent-style-name="Standard">
      <style:text-properties style:font-name="Arial" fo:font-size="8pt"/>
    </style:style>
    <style:style style:name="P4" style:family="paragraph" style:parent-style-name="Standard">
      <style:text-properties style:font-name="Arial" fo:font-size="8pt" officeooo:paragraph-rsid="005b694c"/>
    </style:style>
    <style:style style:name="P5" style:family="paragraph" style:parent-style-name="Standard">
      <style:text-properties style:font-name="Arial" fo:font-size="8pt" officeooo:paragraph-rsid="0038146e"/>
    </style:style>
    <style:style style:name="P6" style:family="paragraph" style:parent-style-name="Standard">
      <style:text-properties style:font-name="Arial" fo:font-size="8pt" officeooo:paragraph-rsid="003d1b4b"/>
    </style:style>
    <style:style style:name="P7" style:family="paragraph" style:parent-style-name="Standard">
      <style:text-properties style:font-name="Arial" fo:font-size="8pt" officeooo:paragraph-rsid="00550d1f"/>
    </style:style>
    <style:style style:name="P8" style:family="paragraph" style:parent-style-name="Standard">
      <style:text-properties style:font-name="Arial" fo:font-size="8pt" officeooo:paragraph-rsid="0051a9e0"/>
    </style:style>
    <style:style style:name="P9" style:family="paragraph" style:parent-style-name="Standard">
      <style:text-properties style:font-name="Arial" fo:font-size="8pt" officeooo:paragraph-rsid="004a9119"/>
    </style:style>
    <style:style style:name="P10" style:family="paragraph" style:parent-style-name="Standard">
      <style:text-properties style:font-name="Arial" fo:font-size="8pt" officeooo:paragraph-rsid="00336779"/>
    </style:style>
    <style:style style:name="P11" style:family="paragraph" style:parent-style-name="Standard">
      <style:text-properties style:font-name="Arial" fo:font-size="8pt" officeooo:paragraph-rsid="0039feb0"/>
    </style:style>
    <style:style style:name="P12" style:family="paragraph" style:parent-style-name="Standard">
      <style:text-properties style:font-name="Arial" fo:font-size="8pt" officeooo:paragraph-rsid="0039f26a"/>
    </style:style>
    <style:style style:name="P13" style:family="paragraph" style:parent-style-name="Standard">
      <style:text-properties style:font-name="Arial" fo:font-size="8pt" officeooo:paragraph-rsid="00533ffa"/>
    </style:style>
    <style:style style:name="P14" style:family="paragraph" style:parent-style-name="Standard">
      <style:text-properties style:font-name="Arial" fo:font-size="8pt" officeooo:paragraph-rsid="0065e0bb"/>
    </style:style>
    <style:style style:name="P15" style:family="paragraph" style:parent-style-name="Standard">
      <style:text-properties officeooo:paragraph-rsid="0039f26a"/>
    </style:style>
    <style:style style:name="P16" style:family="paragraph" style:parent-style-name="Standard">
      <style:text-properties officeooo:paragraph-rsid="00418c12"/>
    </style:style>
    <style:style style:name="P17" style:family="paragraph" style:parent-style-name="Standard">
      <style:text-properties officeooo:paragraph-rsid="0051a9e0"/>
    </style:style>
    <style:style style:name="P18" style:family="paragraph" style:parent-style-name="Standard">
      <style:text-properties officeooo:paragraph-rsid="00533ffa"/>
    </style:style>
    <style:style style:name="P19" style:family="paragraph" style:parent-style-name="Standard">
      <style:text-properties officeooo:paragraph-rsid="0052abb5"/>
    </style:style>
    <style:style style:name="P20" style:family="paragraph" style:parent-style-name="Standard">
      <style:text-properties officeooo:paragraph-rsid="003d1b4b"/>
    </style:style>
    <style:style style:name="P21" style:family="paragraph" style:parent-style-name="Standard">
      <style:text-properties officeooo:paragraph-rsid="00336779"/>
    </style:style>
    <style:style style:name="P22" style:family="paragraph" style:parent-style-name="Standard">
      <style:text-properties officeooo:paragraph-rsid="00538f3d"/>
    </style:style>
    <style:style style:name="P23" style:family="paragraph" style:parent-style-name="Standard">
      <style:text-properties officeooo:paragraph-rsid="005983b1"/>
    </style:style>
    <style:style style:name="P24" style:family="paragraph" style:parent-style-name="Standard">
      <style:text-properties officeooo:paragraph-rsid="005b694c"/>
    </style:style>
    <style:style style:name="P25" style:family="paragraph" style:parent-style-name="Standard">
      <style:text-properties officeooo:paragraph-rsid="005e0bdb"/>
    </style:style>
    <style:style style:name="P26" style:family="paragraph" style:parent-style-name="Standard">
      <style:text-properties officeooo:paragraph-rsid="0069d120"/>
    </style:style>
    <style:style style:name="P27" style:family="paragraph" style:parent-style-name="Standard">
      <style:text-properties style:font-name="Arial" fo:font-size="8pt" officeooo:paragraph-rsid="00550d1f"/>
    </style:style>
    <style:style style:name="P28" style:family="paragraph" style:parent-style-name="Standard">
      <style:text-properties style:font-name="Arial" fo:font-size="8pt" officeooo:paragraph-rsid="006b1802"/>
    </style:style>
    <style:style style:name="P29" style:family="paragraph" style:parent-style-name="Standard">
      <style:text-properties officeooo:paragraph-rsid="0069d120"/>
    </style:style>
    <style:style style:name="T1" style:family="text">
      <style:text-properties officeooo:rsid="00449a0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" fo:font-size="8pt"/>
    </style:style>
    <style:style style:name="T4" style:family="text">
      <style:text-properties style:font-name="Arial" fo:font-size="8pt" fo:font-style="italic" style:font-style-asian="italic" style:font-style-complex="italic"/>
    </style:style>
    <style:style style:name="T5" style:family="text">
      <style:text-properties style:font-name="Arial" fo:font-size="8pt" fo:font-style="italic" officeooo:rsid="00353c6c" style:font-style-asian="italic" style:font-style-complex="italic"/>
    </style:style>
    <style:style style:name="T6" style:family="text">
      <style:text-properties style:font-name="Arial" fo:font-size="8pt" fo:font-style="italic" officeooo:rsid="004ba1f8" style:font-style-asian="italic" style:font-style-complex="italic"/>
    </style:style>
    <style:style style:name="T7" style:family="text">
      <style:text-properties style:font-name="Arial" fo:font-size="8pt" officeooo:rsid="00353c6c"/>
    </style:style>
    <style:style style:name="T8" style:family="text">
      <style:text-properties style:font-name="Arial" fo:font-size="8pt" officeooo:rsid="00418c12" style:font-name-asian="NSimSun" style:font-name-complex="Liberation Mono"/>
    </style:style>
    <style:style style:name="T9" style:family="text">
      <style:text-properties style:font-name="Arial" fo:font-size="8pt" officeooo:rsid="005b694c" style:font-name-asian="NSimSun" style:font-name-complex="Liberation Mono"/>
    </style:style>
    <style:style style:name="T10" style:family="text">
      <style:text-properties style:font-name="Arial" fo:font-size="8pt" officeooo:rsid="00550d1f" style:font-name-asian="NSimSun" style:font-name-complex="Liberation Mono"/>
    </style:style>
    <style:style style:name="T11" style:family="text">
      <style:text-properties style:font-name="Arial" fo:font-size="8pt" officeooo:rsid="004ba1f8" style:font-name-asian="NSimSun" style:font-name-complex="Liberation Mono"/>
    </style:style>
    <style:style style:name="T12" style:family="text">
      <style:text-properties style:font-name="Arial" fo:font-size="8pt" officeooo:rsid="003d1b4b" style:font-name-asian="NSimSun" style:font-name-complex="Liberation Mono"/>
    </style:style>
    <style:style style:name="T13" style:family="text">
      <style:text-properties style:font-name="Arial" fo:font-size="8pt" officeooo:rsid="006465a3" style:font-name-asian="NSimSun" style:font-name-complex="Liberation Mono"/>
    </style:style>
    <style:style style:name="T14" style:family="text">
      <style:text-properties style:font-name="Arial" fo:font-size="8pt" officeooo:rsid="0039f26a" style:font-name-asian="NSimSun" style:font-name-complex="Liberation Mono"/>
    </style:style>
    <style:style style:name="T15" style:family="text">
      <style:text-properties style:font-name="Arial" fo:font-size="8pt" officeooo:rsid="003f3d81" style:font-name-asian="NSimSun" style:font-name-complex="Liberation Mono"/>
    </style:style>
    <style:style style:name="T16" style:family="text">
      <style:text-properties style:font-name="Arial" fo:font-size="8pt" officeooo:rsid="00533ffa" style:font-name-asian="NSimSun" style:font-name-complex="Liberation Mono"/>
    </style:style>
    <style:style style:name="T17" style:family="text">
      <style:text-properties style:font-name="Arial" fo:font-size="8pt" officeooo:rsid="0066080d" style:font-name-asian="NSimSun" style:font-name-complex="Liberation Mono"/>
    </style:style>
    <style:style style:name="T18" style:family="text">
      <style:text-properties style:font-name="Arial" fo:font-size="8pt" officeooo:rsid="005edb2b" style:font-name-asian="NSimSun" style:font-name-complex="Liberation Mono"/>
    </style:style>
    <style:style style:name="T19" style:family="text">
      <style:text-properties style:font-name="Arial" fo:font-size="8pt" officeooo:rsid="00538f3d" style:font-name-asian="NSimSun" style:font-name-complex="Liberation Mono"/>
    </style:style>
    <style:style style:name="T20" style:family="text">
      <style:text-properties style:font-name="Arial" fo:font-size="8pt" officeooo:rsid="0065e0bb" style:font-name-asian="NSimSun" style:font-name-complex="Liberation Mono"/>
    </style:style>
    <style:style style:name="T21" style:family="text">
      <style:text-properties style:font-name="Arial" fo:font-size="8pt" officeooo:rsid="006815ca" style:font-name-asian="NSimSun" style:font-name-complex="Liberation Mono"/>
    </style:style>
    <style:style style:name="T22" style:family="text">
      <style:text-properties style:font-name="Arial" fo:font-size="8pt" officeooo:rsid="0069d120" style:font-name-asian="NSimSun" style:font-name-complex="Liberation Mono"/>
    </style:style>
    <style:style style:name="T23" style:family="text">
      <style:text-properties style:font-name="Arial" fo:font-size="8pt" officeooo:rsid="0051a9e0"/>
    </style:style>
    <style:style style:name="T24" style:family="text">
      <style:text-properties style:font-name="Arial" fo:font-size="8pt" officeooo:rsid="005b694c"/>
    </style:style>
    <style:style style:name="T25" style:family="text">
      <style:text-properties style:font-name="Arial" fo:font-size="8pt" officeooo:rsid="00550d1f"/>
    </style:style>
    <style:style style:name="T26" style:family="text">
      <style:text-properties style:font-name="Arial" fo:font-size="8pt" officeooo:rsid="00418c12"/>
    </style:style>
    <style:style style:name="T27" style:family="text">
      <style:text-properties style:font-name="Arial" fo:font-size="8pt" officeooo:rsid="005e0bdb"/>
    </style:style>
    <style:style style:name="T28" style:family="text">
      <style:text-properties style:font-name="Arial" fo:font-size="8pt" officeooo:rsid="004ba1f8"/>
    </style:style>
    <style:style style:name="T29" style:family="text">
      <style:text-properties style:font-name="Arial" fo:font-size="8pt" officeooo:rsid="005edb2b"/>
    </style:style>
    <style:style style:name="T30" style:family="text">
      <style:text-properties style:font-name="Arial" fo:font-size="8pt" officeooo:rsid="005c5ae5"/>
    </style:style>
    <style:style style:name="T31" style:family="text">
      <style:text-properties style:font-name="Arial" fo:font-size="8pt" officeooo:rsid="00560db8"/>
    </style:style>
    <style:style style:name="T32" style:family="text">
      <style:text-properties style:font-name="Arial" fo:font-size="8pt" officeooo:rsid="00349bd1"/>
    </style:style>
    <style:style style:name="T33" style:family="text">
      <style:text-properties style:font-name="Arial" fo:font-size="8pt" officeooo:rsid="003dafdb"/>
    </style:style>
    <style:style style:name="T34" style:family="text">
      <style:text-properties style:font-name="Arial" fo:font-size="8pt" officeooo:rsid="003d1b4b"/>
    </style:style>
    <style:style style:name="T35" style:family="text">
      <style:text-properties style:font-name="Arial" fo:font-size="8pt" officeooo:rsid="006465a3"/>
    </style:style>
    <style:style style:name="T36" style:family="text">
      <style:text-properties style:font-name="Arial" fo:font-size="8pt" officeooo:rsid="003f3d81"/>
    </style:style>
    <style:style style:name="T37" style:family="text">
      <style:text-properties style:font-name="Arial" fo:font-size="8pt" officeooo:rsid="0039f26a"/>
    </style:style>
    <style:style style:name="T38" style:family="text">
      <style:text-properties style:font-name="Arial" fo:font-size="8pt" officeooo:rsid="00533ffa"/>
    </style:style>
    <style:style style:name="T39" style:family="text">
      <style:text-properties style:font-name="Arial" fo:font-size="8pt" officeooo:rsid="00538f3d"/>
    </style:style>
    <style:style style:name="T40" style:family="text">
      <style:text-properties style:font-name="Arial" fo:font-size="8pt" officeooo:rsid="0065e0bb"/>
    </style:style>
    <style:style style:name="T41" style:family="text">
      <style:text-properties officeooo:rsid="0038146e"/>
    </style:style>
    <style:style style:name="T42" style:family="text">
      <style:text-properties officeooo:rsid="0039f26a"/>
    </style:style>
    <style:style style:name="T43" style:family="text">
      <style:text-properties officeooo:rsid="0039feb0"/>
    </style:style>
    <style:style style:name="T44" style:family="text">
      <style:text-properties officeooo:rsid="003d0b4c"/>
    </style:style>
    <style:style style:name="T45" style:family="text">
      <style:text-properties officeooo:rsid="003d1b4b"/>
    </style:style>
    <style:style style:name="T46" style:family="text">
      <style:text-properties officeooo:rsid="003dafdb"/>
    </style:style>
    <style:style style:name="T47" style:family="text">
      <style:text-properties officeooo:rsid="0042b938"/>
    </style:style>
    <style:style style:name="T48" style:family="text">
      <style:text-properties officeooo:rsid="0045bc13"/>
    </style:style>
    <style:style style:name="T49" style:family="text">
      <style:text-properties officeooo:rsid="004a9119"/>
    </style:style>
    <style:style style:name="T50" style:family="text">
      <style:text-properties officeooo:rsid="004ba1f8"/>
    </style:style>
    <style:style style:name="T51" style:family="text">
      <style:text-properties style:text-position="super 58%" style:font-name="Arial" fo:font-size="8pt" officeooo:rsid="004ba1f8"/>
    </style:style>
    <style:style style:name="T52" style:family="text">
      <style:text-properties style:text-position="0% 100%" style:font-name="Arial" fo:font-size="8pt" officeooo:rsid="004ba1f8"/>
    </style:style>
    <style:style style:name="T53" style:family="text">
      <style:text-properties style:text-position="0% 100%" style:font-name="Arial" fo:font-size="8pt" officeooo:rsid="005e0bdb"/>
    </style:style>
    <style:style style:name="T54" style:family="text">
      <style:text-properties style:text-position="0% 100%" style:font-name="Arial" fo:font-size="8pt" officeooo:rsid="005edb2b"/>
    </style:style>
    <style:style style:name="T55" style:family="text">
      <style:text-properties style:text-position="0% 100%" style:font-name="Arial" fo:font-size="8pt" officeooo:rsid="0067c893" style:font-name-asian="NSimSun" style:font-name-complex="Liberation Mono"/>
    </style:style>
    <style:style style:name="T56" style:family="text">
      <style:text-properties style:text-position="0% 100%" style:font-name="Arial" fo:font-size="8pt" officeooo:rsid="006465a3" style:font-name-asian="NSimSun" style:font-name-complex="Liberation Mono"/>
    </style:style>
    <style:style style:name="T57" style:family="text">
      <style:text-properties style:text-position="0% 100%" style:font-name="Arial" fo:font-size="8pt" officeooo:rsid="005e0bdb" style:font-name-asian="NSimSun" style:font-name-complex="Liberation Mono"/>
    </style:style>
    <style:style style:name="T58" style:family="text">
      <style:text-properties style:text-position="0% 100%" style:font-name="Arial" fo:font-size="8pt" officeooo:rsid="0051a9e0"/>
    </style:style>
    <style:style style:name="T59" style:family="text">
      <style:text-properties style:text-position="0% 100%" style:font-name="Arial" fo:font-size="8pt" officeooo:rsid="006465a3"/>
    </style:style>
    <style:style style:name="T60" style:family="text">
      <style:text-properties officeooo:rsid="004f3c81"/>
    </style:style>
    <style:style style:name="T61" style:family="text">
      <style:text-properties officeooo:rsid="004fd5df"/>
    </style:style>
    <style:style style:name="T62" style:family="text">
      <style:text-properties officeooo:rsid="00519956"/>
    </style:style>
    <style:style style:name="T63" style:family="text">
      <style:text-properties officeooo:rsid="0051a9e0"/>
    </style:style>
    <style:style style:name="T64" style:family="text">
      <style:text-properties officeooo:rsid="0052abb5"/>
    </style:style>
    <style:style style:name="T65" style:family="text">
      <style:text-properties officeooo:rsid="00533ffa"/>
    </style:style>
    <style:style style:name="T66" style:family="text">
      <style:text-properties officeooo:rsid="00538f3d"/>
    </style:style>
    <style:style style:name="T67" style:family="text">
      <style:text-properties officeooo:rsid="0053bda2"/>
    </style:style>
    <style:style style:name="T68" style:family="text">
      <style:text-properties officeooo:rsid="00550d1f"/>
    </style:style>
    <style:style style:name="T69" style:family="text">
      <style:text-properties officeooo:rsid="00560db8"/>
    </style:style>
    <style:style style:name="T70" style:family="text">
      <style:text-properties officeooo:rsid="005983b1"/>
    </style:style>
    <style:style style:name="T71" style:family="text">
      <style:text-properties officeooo:rsid="005b694c"/>
    </style:style>
    <style:style style:name="T72" style:family="text">
      <style:text-properties officeooo:rsid="0048e256"/>
    </style:style>
    <style:style style:name="T73" style:family="text">
      <style:text-properties officeooo:rsid="00609e97"/>
    </style:style>
    <style:style style:name="T74" style:family="text">
      <style:text-properties fo:font-size="8pt"/>
    </style:style>
    <style:style style:name="T75" style:family="text">
      <style:text-properties fo:font-size="8pt" officeooo:rsid="00353c6c"/>
    </style:style>
    <style:style style:name="T76" style:family="text">
      <style:text-properties fo:font-size="8pt" officeooo:rsid="003dafdb"/>
    </style:style>
    <style:style style:name="T77" style:family="text">
      <style:text-properties fo:font-size="8pt" fo:font-style="italic" officeooo:rsid="00353c6c" style:font-style-asian="italic" style:font-style-complex="italic"/>
    </style:style>
    <style:style style:name="T78" style:family="text">
      <style:text-properties fo:font-size="8pt" officeooo:rsid="0048e256"/>
    </style:style>
    <style:style style:name="T79" style:family="text">
      <style:text-properties fo:font-size="8pt" officeooo:rsid="00538f3d"/>
    </style:style>
    <style:style style:name="T80" style:family="text">
      <style:text-properties fo:font-size="8pt" officeooo:rsid="004ba1f8"/>
    </style:style>
    <style:style style:name="T81" style:family="text">
      <style:text-properties officeooo:rsid="006b180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Heading_20_3" text:outline-level="3">3D Linear Algebra Cheat Sheet</text:h>
        <text:p text:style-name="P4"><text:span text:style-name="T61">A 3x3 graphics matrix can be used to </text:span><text:span text:style-name="T66">TRANSFORM </text:span><text:span text:style-name="T71">(</text:span><text:span text:style-name="T61">scale, shear, and rotate</text:span><text:span text:style-name="T71">)</text:span><text:span text:style-name="T61"> </text:span><text:span text:style-name="T68">each</text:span><text:span text:style-name="T66"> vert</text:span><text:span text:style-name="T68">ex</text:span><text:span text:style-name="T66"> of a </text:span><text:span text:style-name="T61">3D model</text:span><text:span text:style-name="T66">.</text:span><text:span text:style-name="T61"> </text:span><text:span text:style-name="T68">A</text:span><text:span text:style-name="T63"> </text:span><text:span text:style-name="T61">movement (translation) vector </text:span><text:span text:style-name="T68">can also be added as </text:span><text:span text:style-name="T70">the </text:span><text:span text:style-name="T61">fourth column</text:span><text:span text:style-name="T68">, making a 4x4 matrix (the bottom row is used</text:span><text:span text:style-name="T73"> to keep it square</text:span><text:span text:style-name="T68">)</text:span><text:span text:style-name="T61">.</text:span><text:span text:style-name="T64"> Where appropriate, both 3x3 and 4x4 are discussed here.</text:span></text:p>
        <text:p text:style-name="P3">———————————————————————</text:p>
        <text:p text:style-name="P2"><text:span text:style-name="T74">BASIS VECTORS are the fundamental vectors of a coordinate system. </text:span><text:span text:style-name="T75">In 3D they are </text:span><text:span text:style-name="T76">called </text:span><text:span text:style-name="T77">î</text:span><text:span text:style-name="T75"> (i-hat), </text:span><text:span text:style-name="T77">ĵ</text:span><text:span text:style-name="T75"> <text:s/>(j-hat), and </text:span><text:span text:style-name="Source_20_Text"><text:span text:style-name="T5">k̂</text:span></text:span><text:span text:style-name="Source_20_Text"><text:span text:style-name="T7"> (k-hat). </text:span></text:span><text:span text:style-name="T74">So, in a</text:span><text:span text:style-name="T78"> standard (i.e., untransformed</text:span><text:span text:style-name="T79"> right-hand</text:span><text:span text:style-name="T78">)</text:span><text:span text:style-name="T80"> </text:span><text:span text:style-name="T78">coordinate system</text:span><text:span text:style-name="T74">, they are:</text:span></text:p>
        <text:p text:style-name="P3"><draw:frame draw:style-name="fr1" draw:name="Object1" text:anchor-type="as-char" svg:y="-0.2701in" svg:width="1.348in" svg:height="0.4791in" draw:z-index="0"><draw:object xlink:href="./Object 1" xlink:type="simple" xlink:show="embed" xlink:actuate="onLoad"/><draw:image xlink:href="./ObjectReplacements/Object 1" xlink:type="simple" xlink:show="embed" xlink:actuate="onLoad"/></draw:frame></text:p>
        <text:p text:style-name="P5">———————————————————————</text:p>
        <text:p text:style-name="P6"><text:span text:style-name="T45">Any transformation </text:span><text:span text:style-name="T62">(</text:span><text:span text:style-name="T68">not counting </text:span><text:span text:style-name="T62">translation) </text:span><text:span text:style-name="T45">can be fully described by specifying only </text:span><text:span text:style-name="T49">what would happen to standard basis vectors if they were transformed</text:span><text:span text:style-name="T45">. So, t</text:span>he COLUMNS in <text:span text:style-name="T63">the </text:span><text:span text:style-name="T62">3x3 </text:span><text:span text:style-name="T63">part of a </text:span><text:span text:style-name="T41">3D transformation </text:span>matrix are <text:span text:style-name="T1">those vectors</text:span>.<text:span text:style-name="T46"> For example:</text:span></text:p>
        <text:p text:style-name="P6"><draw:frame draw:style-name="fr1" draw:name="Object6" text:anchor-type="as-char" svg:y="-0.352in" svg:width="2.4035in" svg:height="0.6429in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text:p text:style-name="P6"/>
        <text:p text:style-name="P6">———————————————————————</text:p>
        <text:p text:style-name="P7"><text:span text:style-name="T61">A</text:span><text:span text:style-name="T71">ny</text:span><text:span text:style-name="T61"> vector is transformed</text:span><text:span text:style-name="T44"> </text:span><text:span text:style-name="T66">by a </text:span><text:span text:style-name="T68">3</text:span><text:span text:style-name="T66">x</text:span><text:span text:style-name="T68">3</text:span><text:span text:style-name="T66"> matrix </text:span><text:span text:style-name="T41">like this</text:span>:</text:p>
        <text:p text:style-name="P7"><draw:frame draw:style-name="fr1" draw:name="Object2" text:anchor-type="as-char" svg:y="-0.2701in" svg:width="1.5543in" svg:height="0.4791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text:p text:style-name="P7"/>
        <text:p text:style-name="P28"><text:span text:style-name="T68">And by </text:span><text:span text:style-name="T66">a 4x4 matrix </text:span><text:span text:style-name="T41">like this</text:span><text:span text:style-name="T81"> (ignore the 4th row in this result)</text:span>:</text:p>
        <text:p text:style-name="P7"><draw:frame draw:style-name="fr1" draw:name="Object7" text:anchor-type="as-char" svg:y="-0.352in" svg:width="1.9465in" svg:height="0.642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text:p text:style-name="P28"/>
        <text:p text:style-name="P4"><text:span text:style-name="T41">See how</text:span> <text:span text:style-name="T65">this</text:span><text:span text:style-name="T49"> standard</text:span><text:span text:style-name="T41"> </text:span><text:span text:style-name="T71">(</text:span><text:span text:style-name="T72">untransformed</text:span><text:span text:style-name="T71">) </text:span><text:span text:style-name="T2">ĵ</text:span> transform<text:span text:style-name="T41">s to the second column </text:span><text:span text:style-name="T46">from</text:span><text:span text:style-name="T41"> th</text:span><text:span text:style-name="T65">is 3x3</text:span><text:span text:style-name="T41"> matrix</text:span>:</text:p>
        <text:p text:style-name="P8"><draw:frame draw:style-name="fr1" draw:name="Object4" text:anchor-type="as-char" svg:y="-0.2701in" svg:width="1.0575in" svg:height="0.4791in" draw:z-index="8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text:p text:style-name="P8"/>
        <text:p text:style-name="P8"><text:span text:style-name="T50">(</text:span><text:span text:style-name="T49">You can certainly transform an already transformed coordinate system, but in that case the resulting basis vectors would not necessarily equal the columns</text:span><text:span text:style-name="T60"> in the transformation matrix</text:span><text:span text:style-name="T49">.</text:span><text:span text:style-name="T50">)</text:span></text:p>
        <text:p text:style-name="P9">———————————————————————</text:p>
        <text:p text:style-name="P10">MULTIPL<text:span text:style-name="T41">YING two matrices </text:span>produces a <text:span text:style-name="T2">composite</text:span> matrix that<text:span text:style-name="T43">,</text:span> <text:span text:style-name="T42">in one step</text:span><text:span text:style-name="T43">,</text:span><text:span text:style-name="T42"> </text:span><text:span text:style-name="T44">can </text:span>transform<text:span text:style-name="T44"> </text:span>a vector the same as transforming it with the <text:span text:style-name="T44">original </text:span>right matrix then <text:span text:style-name="T1">transforming it with </text:span>the left matrix. <text:span text:style-name="T71">Since the columns in a matrix define the new basis vectors for that transform, </text:span>each column in <text:span text:style-name="T42">the</text:span> result <text:span text:style-name="T60">of that multiply </text:span>is each column in the right-side (input) matrix<text:span text:style-name="T70"> used as a vector </text:span>transformed by the left-side matrix:</text:p>
        <text:p text:style-name="Standard"><text:span text:style-name="Source_20_Text"><text:span text:style-name="T3"><draw:frame draw:style-name="fr1" draw:name="Object17" text:anchor-type="as-char" svg:y="-0.2701in" svg:width="3.2339in" svg:height="0.4791in" draw:z-index="9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  <text:p text:style-name="P16"><text:span text:style-name="Source_20_Text"><text:span text:style-name="T8"/></text:span></text:p>
        <text:p text:style-name="P24"><text:span text:style-name="Source_20_Text"><text:span text:style-name="T23">(</text:span></text:span><text:span text:style-name="Source_20_Text"><text:span text:style-name="T9">You can also</text:span></text:span><text:span text:style-name="Source_20_Text"><text:span text:style-name="T23"> expand</text:span></text:span><text:span text:style-name="Source_20_Text"><text:span text:style-name="T24"> this</text:span></text:span><text:span text:style-name="Source_20_Text"><text:span text:style-name="T23"> </text:span></text:span><text:span text:style-name="Source_20_Text"><text:span text:style-name="T24">formula </text:span></text:span><text:span text:style-name="Source_20_Text"><text:span text:style-name="T23">to</text:span></text:span><text:span text:style-name="Source_20_Text"><text:span text:style-name="T25"> </text:span></text:span><text:span text:style-name="Source_20_Text"><text:span text:style-name="T23">4x4 matri</text:span></text:span><text:span text:style-name="Source_20_Text"><text:span text:style-name="T10">ces</text:span></text:span><text:span text:style-name="Source_20_Text"><text:span text:style-name="T23">.) </text:span></text:span></text:p>
        <text:p text:style-name="P19"><text:span text:style-name="Source_20_Text"><text:span text:style-name="T8"/></text:span></text:p>
        <text:p text:style-name="P19"><text:span text:style-name="Source_20_Text"><text:span text:style-name="T8">As you can see, </text:span></text:span><text:span text:style-name="Source_20_Text"><text:span text:style-name="T26">matrix multiplication is NOT commutative. However, it is associative.</text:span></text:span></text:p>
        <text:p text:style-name="P10">———————————————————————</text:p>
        <text:p text:style-name="P10">A DOT PRODUCT (<text:span text:style-name="T47">also called</text:span> inner product) <text:span text:style-name="T70">of two vectors </text:span><text:span text:style-name="T48">is </text:span><text:span text:style-name="T70">how of much of one's length is shared with the other</text:span><text:span text:style-name="T67"> (one vector is projected onto the other)</text:span>:</text:p>
        <text:p text:style-name="P3"><draw:frame draw:style-name="fr1" draw:name="Object8" text:anchor-type="as-char" svg:y="-0.2701in" svg:width="1.1189in" svg:height="0.4791in" draw:z-index="1"><draw:object xlink:href="./Object 8" xlink:type="simple" xlink:show="embed" xlink:actuate="onLoad"/><draw:image xlink:href="./ObjectReplacements/Object 8" xlink:type="simple" xlink:show="embed" xlink:actuate="onLoad"/><svg:desc>formula</svg:desc></draw:frame></text:p>
        <text:p text:style-name="P3"/>
        <text:p text:style-name="P3">Thus, the dot product of orthogonal vectors is zero.</text:p>
        <text:p text:style-name="P10">———————————————————————</text:p>
        <text:p text:style-name="P10">A <text:span text:style-name="T50">(3D) </text:span>DETERMINANT <text:span text:style-name="T63">of three vectors </text:span>indicates the volume of the parallelepiped created by those vectors<text:span text:style-name="T48"> (that is, it is twice the area enclosed by the vectors)</text:span>. The sign <text:span text:style-name="T69">i</text:span>s positive if an even number of axes have been flipped, <text:span text:style-name="T50">and </text:span>negative if an odd number have been flipped. If th<text:span text:style-name="T50">e</text:span> <text:span text:style-name="T71">three </text:span>vectors are arranged as the columns in a matrix, the determinant is calculated by adding all products of <text:span text:style-name="T71">tiled </text:span>left-leaning diagonals and subtracting all products of <text:span text:style-name="T71">tiled </text:span>right-leaning diagonals:</text:p>
        <text:p text:style-name="P10"/>
        <text:p text:style-name="P11"><draw:frame draw:style-name="fr1" draw:name="Object12" text:anchor-type="as-char" svg:y="-0.2701in" svg:width="2.3661in" svg:height="0.4791in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<text:p text:style-name="P10">———————————————————————</text:p>
        <text:p text:style-name="P25"><text:span text:style-name="Source_20_Text"><text:span text:style-name="T3">An INVERSE matrix is analogous to a reciprocal</text:span></text:span><text:span text:style-name="Source_20_Text"><text:span text:style-name="T26">, allowing you to do algebra on matrices</text:span></text:span><text:span text:style-name="Source_20_Text"><text:span text:style-name="T3">. </text:span></text:span><text:span text:style-name="Source_20_Text"><text:span text:style-name="T27">F</text:span></text:span><text:span text:style-name="Source_20_Text"><text:span text:style-name="T28">or example, </text:span></text:span><text:span text:style-name="Source_20_Text"><text:span text:style-name="T11">i</text:span></text:span><text:span text:style-name="Source_20_Text"><text:span text:style-name="T28">f </text:span></text:span><text:span text:style-name="Source_20_Text"><text:span text:style-name="T6">AB=C</text:span></text:span><text:span text:style-name="Source_20_Text"><text:span text:style-name="T28">, then </text:span></text:span><text:span text:style-name="Source_20_Text"><text:span text:style-name="T6">A=CB</text:span></text:span><text:span text:style-name="Source_20_Text"><text:span text:style-name="T51">-1</text:span></text:span><text:span text:style-name="Source_20_Text"><text:span text:style-name="T52">.</text:span></text:span><text:span text:style-name="Source_20_Text"><text:span text:style-name="T53"> For a 3x3 matrix, </text:span></text:span><text:span text:style-name="Source_20_Text"><text:span text:style-name="T54">i</text:span></text:span><text:span text:style-name="Source_20_Text"><text:span text:style-name="T55">t</text:span></text:span><text:span text:style-name="Source_20_Text"><text:span text:style-name="T54"> can be </text:span></text:span><text:span text:style-name="Source_20_Text"><text:span text:style-name="T53">c</text:span></text:span><text:span text:style-name="Source_20_Text"><text:span text:style-name="T3">alculate</text:span></text:span><text:span text:style-name="Source_20_Text"><text:span text:style-name="T29">d</text:span></text:span><text:span text:style-name="Source_20_Text"><text:span text:style-name="T27"> </text:span></text:span><text:span text:style-name="Source_20_Text"><text:span text:style-name="T3">like this:</text:span></text:span></text:p>
        <text:p text:style-name="Standard"><text:span text:style-name="Source_20_Text"><text:span text:style-name="T3">If</text:span></text:span><text:span text:style-name="Source_20_Text"><text:span text:style-name="T30"> <text:s text:c="4"/></text:span></text:span><text:span text:style-name="Source_20_Text"><text:span text:style-name="T3"><draw:frame draw:style-name="fr1" draw:name="Object22" text:anchor-type="as-char" svg:y="-0.2701in" svg:width="0.8339in" svg:height="0.4791in" draw:z-index="1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  <text:p text:style-name="Standard"><text:span text:style-name="Source_20_Text"><text:span text:style-name="T3"/></text:span></text:p>
        <text:p text:style-name="P23"><text:span text:style-name="Source_20_Text"><text:span text:style-name="T3">then</text:span></text:span><text:span text:style-name="Source_20_Text"><text:span text:style-name="T3"><draw:frame draw:style-name="fr1" draw:name="Object21" text:anchor-type="as-char" svg:y="-0.2701in" svg:width="2.2354in" svg:height="0.4791in" draw:z-index="12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  <text:p text:style-name="Standard"><text:span text:style-name="Source_20_Text"><text:span text:style-name="T3"/></text:span></text:p>
        <text:p text:style-name="P17"><text:span text:style-name="Source_20_Text"><text:span text:style-name="T58">Se</text:span></text:span><text:span text:style-name="Source_20_Text"><text:span text:style-name="T56">arch online</text:span></text:span><text:span text:style-name="Source_20_Text"><text:span text:style-name="T58"> for </text:span></text:span><text:span text:style-name="Source_20_Text"><text:span text:style-name="T57">calculat</text:span></text:span><text:span text:style-name="Source_20_Text"><text:span text:style-name="T58">ing an inverse 4x4 matrix</text:span></text:span><text:span text:style-name="Source_20_Text"><text:span text:style-name="T59">, or just use a library</text:span></text:span><text:span text:style-name="Source_20_Text"><text:span text:style-name="T56">!</text:span></text:span></text:p>
        <text:p text:style-name="P10">———————————————————————</text:p>
        <text:p text:style-name="P21"><text:span text:style-name="T3">The CROSS-PRODUCT of two vectors in 3-space is a vector whose length is their determinant in the plane th</text:span><text:span text:style-name="T29">ose vectors</text:span><text:span text:style-name="T3"> define, and whose direction is orthogonal to th</text:span><text:span text:style-name="T24">os</text:span><text:span text:style-name="T3">e vectors using a right-hand rule</text:span><text:span text:style-name="Source_20_Text"><text:span text:style-name="T3">:</text:span></text:span></text:p>
        <text:p text:style-name="P3"><draw:frame draw:style-name="fr1" draw:name="Object15" text:anchor-type="as-char" svg:y="-0.2701in" svg:width="1.0898in" svg:height="0.4791in" draw:z-index="4"><draw:object xlink:href="./Object 15" xlink:type="simple" xlink:show="embed" xlink:actuate="onLoad"/><draw:image xlink:href="./ObjectReplacements/Object 15" xlink:type="simple" xlink:show="embed" xlink:actuate="onLoad"/><svg:desc>formula</svg:desc></draw:frame><text:s/></text:p>
        <text:p text:style-name="P3"/>
        <text:p text:style-name="Standard"><text:span text:style-name="T3">Thus, in a</text:span><text:span text:style-name="T28"> standard </text:span><text:span text:style-name="T3">coordinate system</text:span><text:span text:style-name="T31">, </text:span><text:span text:style-name="T4">î</text:span><text:span text:style-name="T3"> X </text:span><text:span text:style-name="T4">ĵ</text:span><text:span text:style-name="T3"> = </text:span><text:span text:style-name="Source_20_Text"><text:span text:style-name="T4">k̂</text:span></text:span></text:p>
        <text:p text:style-name="P12">———————————————————————</text:p>
        <text:p text:style-name="P15"><text:span text:style-name="Source_20_Text"><text:span text:style-name="T3">SPAN is all points that can be described </text:span></text:span><text:span text:style-name="Source_20_Text"><text:span text:style-name="T32">by the sum of a set of vectors whose lengths can take on any value</text:span></text:span><text:span text:style-name="Source_20_Text"><text:span text:style-name="T33"> but directions do not change</text:span></text:span><text:span text:style-name="Source_20_Text"><text:span text:style-name="T3">.</text:span></text:span></text:p>
        <text:p text:style-name="P12">———————————————————————</text:p>
        <text:p text:style-name="P15"><text:span text:style-name="Source_20_Text"><text:span text:style-name="T3">COLUMN SPACE is </text:span></text:span><text:span text:style-name="Source_20_Text"><text:span text:style-name="T33">the </text:span></text:span><text:span text:style-name="Source_20_Text"><text:span text:style-name="T3">space of all possible resulting spans of a given transformation.</text:span></text:span><text:span text:style-name="Source_20_Text"><text:span text:style-name="T28"> For example, if a transformation causes all points to lie on a plane, then that plane is the column space.</text:span></text:span></text:p>
        <text:p text:style-name="P12">———————————————————————</text:p>
        <text:p text:style-name="P1"><text:span text:style-name="Source_20_Text"><text:span text:style-name="T3">RANK is how many dimensions in a column space</text:span></text:span><text:span text:style-name="Source_20_Text"><text:span text:style-name="T28">. For example, if column space is a plane, then the rank is 2.</text:span></text:span><text:span text:style-name="T74">———————————————————————</text:span></text:p>
        <text:p text:style-name="P20"><text:span text:style-name="Source_20_Text"><text:span text:style-name="T12">If you use column vectors </text:span></text:span><text:span text:style-name="Source_20_Text"><text:span text:style-name="T13">(</text:span></text:span><text:span text:style-name="Source_20_Text"><text:span text:style-name="T32">rather than row</text:span></text:span><text:span text:style-name="Source_20_Text"><text:span text:style-name="T34"> vector</text:span></text:span><text:span text:style-name="Source_20_Text"><text:span text:style-name="T32">s</text:span></text:span><text:span text:style-name="Source_20_Text"><text:span text:style-name="T35">)</text:span></text:span><text:span text:style-name="Source_20_Text"><text:span text:style-name="T34">, as does this cheat sheet and the vast majority of math literature</text:span></text:span><text:span text:style-name="Source_20_Text"><text:span text:style-name="T36">, y</text:span></text:span><text:span text:style-name="Source_20_Text"><text:span text:style-name="T3">ou can think of O</text:span></text:span><text:span text:style-name="Source_20_Text"><text:span text:style-name="T14">pen</text:span></text:span><text:span text:style-name="Source_20_Text"><text:span text:style-name="T3">GL</text:span></text:span><text:span text:style-name="Source_20_Text"><text:span text:style-name="T37">, Monogame,</text:span></text:span><text:span text:style-name="Source_20_Text"><text:span text:style-name="T3"> and D</text:span></text:span><text:span text:style-name="Source_20_Text"><text:span text:style-name="T14">irect</text:span></text:span><text:span text:style-name="Source_20_Text"><text:span text:style-name="T3">3D as</text:span></text:span><text:span text:style-name="Source_20_Text"><text:span text:style-name="T32"> </text:span></text:span><text:span text:style-name="Source_20_Text"><text:span text:style-name="T37">STORING MATRICES</text:span></text:span><text:span text:style-name="Source_20_Text"><text:span text:style-name="T3"> in column-major order:</text:span></text:span></text:p>
        <text:p text:style-name="P3"><draw:frame draw:style-name="fr1" draw:name="Object16" text:anchor-type="as-char" svg:y="-0.2701in" svg:width="0.6138in" svg:height="0.4791in" draw:z-index="5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71">resides</text:span> <text:span text:style-name="T71">in successive locations </text:span>as <text:span text:style-name="T2">a,d,g,b,e,h,c,f,i</text:span>.</text:p>
        <text:p text:style-name="P3"/>
        <text:p text:style-name="Standard"><text:span text:style-name="Source_20_Text"><text:span text:style-name="T3">So, an element of MyArray[3][3] would be accessed as MyArray[row,column]. Performance issues to consider are: cache behavior vs. CPU processing order (</text:span></text:span><text:span text:style-name="Source_20_Text"><text:span text:style-name="T35">m</text:span></text:span><text:span text:style-name="Source_20_Text"><text:span text:style-name="T3">ultiplies</text:span></text:span><text:span text:style-name="Source_20_Text"><text:span text:style-name="T35">, etc.</text:span></text:span><text:span text:style-name="Source_20_Text"><text:span text:style-name="T3">), shaders vs. </text:span></text:span><text:span text:style-name="Source_20_Text"><text:span text:style-name="T15">3D library</text:span></text:span><text:span text:style-name="Source_20_Text"><text:span text:style-name="T3">, and configuring </text:span></text:span><text:span text:style-name="Source_20_Text"><text:span text:style-name="T15">the 3D library</text:span></text:span><text:span text:style-name="Source_20_Text"><text:span text:style-name="T3"> to internally transpose matrices.</text:span></text:span></text:p>
        <text:p text:style-name="P12">———————————————————————</text:p>
        <text:p text:style-name="P15"><text:span text:style-name="Source_20_Text"><text:span text:style-name="T37">Math literature uses a </text:span></text:span><text:span text:style-name="Source_20_Text"><text:span text:style-name="T29">standard </text:span></text:span><text:span text:style-name="Source_20_Text"><text:span text:style-name="T37">right-handed COORDINATE SYSTEM, where the thumb of the right hand poi</text:span></text:span><text:span text:style-name="Source_20_Text"><text:span text:style-name="T14">n</text:span></text:span><text:span text:style-name="Source_20_Text"><text:span text:style-name="T37">ts along x, index finger points along y, and remaining fingers point along z. OpenGL and Monogame use </text:span></text:span><text:span text:style-name="Source_20_Text"><text:span text:style-name="T14">a right-handed system</text:span></text:span><text:span text:style-name="Source_20_Text"><text:span text:style-name="T37"> by default</text:span></text:span><text:span text:style-name="Source_20_Text"><text:span text:style-name="T8">.</text:span></text:span><text:span text:style-name="Source_20_Text"><text:span text:style-name="T37"> Direct3D uses a left-handed system by default. Fortunately, </text:span></text:span><text:span text:style-name="Source_20_Text"><text:span text:style-name="T26">there are ways to use </text:span></text:span><text:span text:style-name="Source_20_Text"><text:span text:style-name="T37">each of those libraries </text:span></text:span><text:span text:style-name="Source_20_Text"><text:span text:style-name="T8">in either</text:span></text:span><text:span text:style-name="Source_20_Text"><text:span text:style-name="T37"> coordinate system without much, if any, performance hit.</text:span></text:span></text:p>
        <text:p text:style-name="P13">———————————————————————</text:p>
        <text:p text:style-name="P18"><text:span text:style-name="Source_20_Text"><text:span text:style-name="T38">If you </text:span></text:span><text:span text:style-name="Source_20_Text"><text:span text:style-name="T13">can</text:span></text:span><text:span text:style-name="Source_20_Text"><text:span text:style-name="T38"> get </text:span></text:span><text:span text:style-name="Source_20_Text"><text:span text:style-name="T13">your</text:span></text:span><text:span text:style-name="Source_20_Text"><text:span text:style-name="T38"> equations into this form:</text:span></text:span></text:p>
        <text:p text:style-name="P18"><text:span text:style-name="Source_20_Text"><text:span text:style-name="T38"/></text:span></text:p>
        <text:p text:style-name="P18"><text:span text:style-name="Source_20_Text"><text:span text:style-name="T38">ax<text:tab/>+<text:tab/>by<text:tab/>+<text:tab/>cz<text:tab/>=<text:tab/>d</text:span></text:span></text:p>
        <text:p text:style-name="P18"><text:span text:style-name="Source_20_Text"><text:span text:style-name="T16">e</text:span></text:span><text:span text:style-name="Source_20_Text"><text:span text:style-name="T38">x<text:tab/>+<text:tab/>fy<text:tab/>+<text:tab/>gz<text:tab/>=<text:tab/>h</text:span></text:span></text:p>
        <text:p text:style-name="P18"><text:span text:style-name="Source_20_Text"><text:span text:style-name="T38">ix<text:tab/>+<text:tab/>jy<text:tab/>+<text:tab/>kz<text:tab/>=<text:tab/>m</text:span></text:span></text:p>
        <text:p text:style-name="P18"><text:span text:style-name="Source_20_Text"><text:span text:style-name="T38"/></text:span></text:p>
        <text:p text:style-name="P22"><text:span text:style-name="Source_20_Text"><text:span text:style-name="T13">Then you</text:span></text:span><text:span text:style-name="Source_20_Text"><text:span text:style-name="T39"> can </text:span></text:span><text:span text:style-name="Source_20_Text"><text:span text:style-name="T13">write them like this</text:span></text:span><text:span text:style-name="Source_20_Text"><text:span text:style-name="T39">:</text:span></text:span></text:p>
        <text:p text:style-name="P18"><text:span text:style-name="Source_20_Text"><text:span text:style-name="T38"><draw:frame draw:style-name="fr1" draw:name="Object5" text:anchor-type="as-char" svg:y="-0.2701in" svg:width="1.1016in" svg:height="0.4791in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  <text:p text:style-name="P18"><text:span text:style-name="Source_20_Text"><text:span text:style-name="T38"/></text:span></text:p>
        <text:p text:style-name="P18"><text:span text:style-name="Source_20_Text"><text:span text:style-name="T17">And</text:span></text:span><text:span text:style-name="Source_20_Text"><text:span text:style-name="T18"> </text:span></text:span><text:span text:style-name="Source_20_Text"><text:span text:style-name="T13">use algebra to </text:span></text:span><text:span text:style-name="Source_20_Text"><text:span text:style-name="T19">solve it like this</text:span></text:span><text:span text:style-name="Source_20_Text"><text:span text:style-name="T38">:</text:span></text:span></text:p>
        <text:p text:style-name="P18"><text:span text:style-name="Source_20_Text"><text:span text:style-name="T38"><draw:frame draw:style-name="fr1" draw:name="Object3" text:anchor-type="as-char" svg:y="-0.2807in" svg:width="1.1953in" svg:height="0.489in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  <text:p text:style-name="P14">———————————————————————</text:p>
        <text:p text:style-name="P26"><text:span text:style-name="Source_20_Text"><text:span text:style-name="T20"/></text:span></text:p>
        <text:p text:style-name="P26"><text:span text:style-name="Source_20_Text"><text:span text:style-name="T20">This document </text:span></text:span><text:span text:style-name="Source_20_Text"><text:span text:style-name="T17">freely available at </text:span></text:span><text:span text:style-name="Source_20_Text"><text:span text:style-name="T40">https://github.com/Blotch3D/Blotch3D</text:span></text:span></text:p>
        <text:p text:style-name="P26"><text:span text:style-name="Source_20_Text"><text:span text:style-name="T21">Kelly Loum</text:span></text:span><text:span text:style-name="Source_20_Text"><text:span text:style-name="T22">, 2008</text:span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4402in" fo:margin-left="0.4402in" fo:margin-right="0.4402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3-02-07T08:39:46.447000000</dc:date>
    <meta:editing-duration>PT4H18M9S</meta:editing-duration>
    <meta:editing-cycles>42</meta:editing-cycles>
    <meta:print-date>2023-01-30T10:06:31.731000000</meta:print-date>
    <meta:document-statistic meta:table-count="0" meta:image-count="0" meta:object-count="14" meta:page-count="1" meta:paragraph-count="60" meta:word-count="779" meta:character-count="4891" meta:non-whitespace-character-count="4139"/>
  </office:meta>
</office:document-meta>
</file>

<file path=Object 1/content.xml><?xml version="1.0" encoding="utf-8"?>
<math xmlns="http://www.w3.org/1998/Math/MathML" display="block">
  <semantics>
    <mrow>
      <mrow>
        <mi>î</mi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i>,</mi>
      <mspace width="2em"/>
      <mrow>
        <mi>ĵ</mi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i>,</mi>
      <mspace width="2em"/>
      <mrow>
        <mi mathvariant="italic">k̂̂</mi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</mrow>
    <annotation encoding="StarMath 5.0">î=left [ matrix{1##0##0} right ] , ~ĵ=left [ matrix{0##1##0} right ] , ~k̂̂=left [ matrix{0##0##1} right ]</annotation>
  </semantics>
</math>
</file>

<file path=Object 12/content.xml><?xml version="1.0" encoding="utf-8"?>
<math xmlns="http://www.w3.org/1998/Math/MathML" display="block">
  <semantics>
    <mrow>
      <mi mathvariant="italic">det</mi>
      <mrow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  <mtd>
                  <mi>c</mi>
                </mtd>
              </mtr>
              <mtr>
                <mtd>
                  <mi>d</mi>
                </mtd>
                <mtd>
                  <mi>e</mi>
                </mtd>
                <mtd>
                  <mi>f</mi>
                </mtd>
              </mtr>
              <mtr>
                <mtd>
                  <mi>g</mi>
                </mtd>
                <mtd>
                  <mi>h</mi>
                </mtd>
                <mtd>
                  <mi>i</mi>
                </mtd>
              </mtr>
            </mtable>
          </mrow>
          <mo fence="true" stretchy="true">]</mo>
        </mrow>
        <mo stretchy="false">=</mo>
        <mrow>
          <mi mathvariant="italic">aei</mi>
          <mo stretchy="false">+</mo>
          <mi mathvariant="italic">bfg</mi>
          <mo stretchy="false">+</mo>
          <mi mathvariant="italic">cdh</mi>
          <mo stretchy="false">−</mo>
          <mi mathvariant="italic">ceg</mi>
          <mo stretchy="false">−</mo>
          <mi mathvariant="italic">bdi</mi>
          <mo stretchy="false">−</mo>
          <mi mathvariant="italic">afh</mi>
        </mrow>
      </mrow>
    </mrow>
    <annotation encoding="StarMath 5.0">det left [ matrix{a#b#c##d#e#f##g#h#i} right ] = aei+bfg+cdh-ceg-bdi-afh</annotation>
  </semantics>
</math>
</file>

<file path=Object 15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</mtable>
          </mrow>
          <mo fence="true" stretchy="true">]</mo>
        </mrow>
        <mo stretchy="false">×</mo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row>
                  <mi mathvariant="italic">bf</mi>
                  <mo stretchy="false">−</mo>
                  <mi mathvariant="italic">ec</mi>
                </mrow>
              </mtd>
            </mtr>
            <mtr>
              <mtd>
                <mrow>
                  <mi mathvariant="italic">dc</mi>
                  <mo stretchy="false">−</mo>
                  <mi mathvariant="italic">af</mi>
                </mrow>
              </mtd>
            </mtr>
            <mtr>
              <mtd>
                <mrow>
                  <mi mathvariant="italic">ae</mi>
                  <mo stretchy="false">−</mo>
                  <mi mathvariant="italic">db</mi>
                </mrow>
              </mtd>
            </mtr>
          </mtable>
        </mrow>
        <mo fence="true" stretchy="true">]</mo>
      </mrow>
    </mrow>
    <annotation encoding="StarMath 5.0">left [ matrix{a##b##c} right ] times left[ matrix{d##e##f} right ]=left [ matrix{bf-ec##dc-af##ae-db} right ] </annotation>
  </semantics>
</math>
</file>

<file path=Object 16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b</mi>
            </mtd>
            <mtd>
              <mi>c</mi>
            </mtd>
          </mtr>
          <mtr>
            <mtd>
              <mi>d</mi>
            </mtd>
            <mtd>
              <mi>e</mi>
            </mtd>
            <mtd>
              <mi>f</mi>
            </mtd>
          </mtr>
          <mtr>
            <mtd>
              <mi>g</mi>
            </mtd>
            <mtd>
              <mi>h</mi>
            </mtd>
            <mtd>
              <mi>i</mi>
            </mtd>
          </mtr>
        </mtable>
      </mrow>
      <mo fence="true" stretchy="true">]</mo>
    </mrow>
    <annotation encoding="StarMath 5.0">left [ matrix{a#b#c##d#e#f##g#h#i} right ] </annotation>
  </semantics>
</math>
</file>

<file path=Object 1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p</mi>
                </mtd>
                <mtd>
                  <mi>q</mi>
                </mtd>
                <mtd>
                  <mi>r</mi>
                </mtd>
              </mtr>
              <mtr>
                <mtd>
                  <mi>s</mi>
                </mtd>
                <mtd>
                  <mi>t</mi>
                </mtd>
                <mtd>
                  <mi>u</mi>
                </mtd>
              </mtr>
              <mtr>
                <mtd>
                  <mi>v</mi>
                </mtd>
                <mtd>
                  <mi>w</mi>
                </mtd>
                <mtd>
                  <mi>x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i mathvariant="italic">pa</mi>
                    <mo stretchy="false">+</mo>
                    <mi mathvariant="italic">sb</mi>
                    <mo stretchy="false">+</mo>
                    <mi mathvariant="italic">vc</mi>
                  </mrow>
                </mtd>
                <mtd>
                  <mrow>
                    <mi mathvariant="italic">qa</mi>
                    <mo stretchy="false">+</mo>
                    <mi mathvariant="italic">tb</mi>
                    <mo stretchy="false">+</mo>
                    <mi mathvariant="italic">wc</mi>
                  </mrow>
                </mtd>
                <mtd>
                  <mrow>
                    <mi mathvariant="italic">ra</mi>
                    <mo stretchy="false">+</mo>
                    <mi mathvariant="italic">ub</mi>
                    <mo stretchy="false">+</mo>
                    <mi mathvariant="italic">xc</mi>
                  </mrow>
                </mtd>
              </mtr>
              <mtr>
                <mtd>
                  <mrow>
                    <mi mathvariant="italic">pd</mi>
                    <mo stretchy="false">+</mo>
                    <mi mathvariant="italic">se</mi>
                    <mo stretchy="false">+</mo>
                    <mi mathvariant="italic">vf</mi>
                  </mrow>
                </mtd>
                <mtd>
                  <mrow>
                    <mi mathvariant="italic">qd</mi>
                    <mo stretchy="false">+</mo>
                    <mi mathvariant="italic">te</mi>
                    <mo stretchy="false">+</mo>
                    <mi mathvariant="italic">wf</mi>
                  </mrow>
                </mtd>
                <mtd>
                  <mrow>
                    <mi mathvariant="italic">rd</mi>
                    <mo stretchy="false">+</mo>
                    <mi mathvariant="italic">ue</mi>
                    <mo stretchy="false">+</mo>
                    <mi mathvariant="italic">xf</mi>
                  </mrow>
                </mtd>
              </mtr>
              <mtr>
                <mtd>
                  <mrow>
                    <mi mathvariant="italic">pg</mi>
                    <mo stretchy="false">+</mo>
                    <mi mathvariant="italic">sh</mi>
                    <mo stretchy="false">+</mo>
                    <mi mathvariant="italic">vi</mi>
                  </mrow>
                </mtd>
                <mtd>
                  <mrow>
                    <mi mathvariant="italic">qg</mi>
                    <mo stretchy="false">+</mo>
                    <mi mathvariant="italic">th</mi>
                    <mo stretchy="false">+</mo>
                    <mi mathvariant="italic">wi</mi>
                  </mrow>
                </mtd>
                <mtd>
                  <mrow>
                    <mi mathvariant="italic">rg</mi>
                    <mo stretchy="false">+</mo>
                    <mi mathvariant="italic">uh</mi>
                    <mo stretchy="false">+</mo>
                    <mi mathvariant="italic">xi</mi>
                  </mrow>
                </mtd>
              </mtr>
            </mtable>
          </mrow>
          <mo fence="true" stretchy="true">]</mo>
        </mrow>
      </mrow>
    </mrow>
    <annotation encoding="StarMath 5.0">left [ matrix{a#b#c##d#e#f##g#h#i} right ] left [ matrix{p#q#r##s#t#u##v#w#x} right ] =left [ matrix{pa+sb+vc#qa+tb+wc#ra+ub+xc##pd+se+vf#qd+te+wf#rd+ue+xf##pg+sh+vi#qg+th+wi#rg+uh+xi} right ] 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i mathvariant="italic">xa</mi>
                    <mo stretchy="false">+</mo>
                    <mi mathvariant="italic">yb</mi>
                    <mo stretchy="false">+</mo>
                    <mi mathvariant="italic">zc</mi>
                  </mrow>
                </mtd>
              </mtr>
              <mtr>
                <mtd>
                  <mrow>
                    <mi mathvariant="italic">xd</mi>
                    <mo stretchy="false">+</mo>
                    <mi mathvariant="italic">ye</mi>
                    <mo stretchy="false">+</mo>
                    <mi mathvariant="italic">zf</mi>
                  </mrow>
                </mtd>
              </mtr>
              <mtr>
                <mtd>
                  <mrow>
                    <mi mathvariant="italic">xg</mi>
                    <mo stretchy="false">+</mo>
                    <mi mathvariant="italic">yh</mi>
                    <mo stretchy="false">+</mo>
                    <mi mathvariant="italic">zi</mi>
                  </mrow>
                </mtd>
              </mtr>
            </mtable>
          </mrow>
          <mo fence="true" stretchy="true">]</mo>
        </mrow>
      </mrow>
    </mrow>
    <annotation encoding="StarMath 5.0">left [ matrix{a#b#c##d#e#f##g#h#i} right ]left [ matrix{x##y##z} right ]=left [ matrix{xa+yb+zc##xd+ye+zf##xg+yh+zi} right ] </annotation>
  </semantics>
</math>
</file>

<file path=Object 21/content.xml><?xml version="1.0" encoding="utf-8"?>
<math xmlns="http://www.w3.org/1998/Math/MathML" display="block">
  <semantics>
    <mrow>
      <mrow>
        <msup>
          <mi>M</mi>
          <mrow>
            <mo stretchy="false">−</mo>
            <mn>1</mn>
          </mrow>
        </msup>
        <mo stretchy="false">=</mo>
        <mrow>
          <mrow>
            <mo fence="true" stretchy="true">[</mo>
            <mrow>
              <mtable>
                <mtr>
                  <mtd>
                    <mrow>
                      <mi mathvariant="italic">ei</mi>
                      <mo stretchy="false">−</mo>
                      <mi mathvariant="italic">fh</mi>
                    </mrow>
                  </mtd>
                  <mtd>
                    <mrow>
                      <mi mathvariant="italic">ch</mi>
                      <mo stretchy="false">−</mo>
                      <mi mathvariant="italic">bi</mi>
                    </mrow>
                  </mtd>
                  <mtd>
                    <mrow>
                      <mi mathvariant="italic">bf</mi>
                      <mo stretchy="false">−</mo>
                      <mi mathvariant="italic">ce</mi>
                    </mrow>
                  </mtd>
                </mtr>
                <mtr>
                  <mtd>
                    <mrow>
                      <mi mathvariant="italic">fg</mi>
                      <mo stretchy="false">−</mo>
                      <mi mathvariant="italic">di</mi>
                    </mrow>
                  </mtd>
                  <mtd>
                    <mrow>
                      <mi mathvariant="italic">ai</mi>
                      <mo stretchy="false">−</mo>
                      <mi mathvariant="italic">cg</mi>
                    </mrow>
                  </mtd>
                  <mtd>
                    <mrow>
                      <mi mathvariant="italic">cd</mi>
                      <mo stretchy="false">−</mo>
                      <mi mathvariant="italic">af</mi>
                    </mrow>
                  </mtd>
                </mtr>
                <mtr>
                  <mtd>
                    <mrow>
                      <mi mathvariant="italic">dh</mi>
                      <mo stretchy="false">−</mo>
                      <mi mathvariant="italic">eg</mi>
                    </mrow>
                  </mtd>
                  <mtd>
                    <mrow>
                      <mi mathvariant="italic">bg</mi>
                      <mo stretchy="false">−</mo>
                      <mi mathvariant="italic">ah</mi>
                    </mrow>
                  </mtd>
                  <mtd>
                    <mrow>
                      <mi mathvariant="italic">ae</mi>
                      <mo stretchy="false">−</mo>
                      <mi mathvariant="italic">bd</mi>
                    </mrow>
                  </mtd>
                </mtr>
              </mtable>
            </mrow>
            <mo fence="true" stretchy="true">]</mo>
          </mrow>
          <mo stretchy="false">/</mo>
          <mi mathvariant="italic">det</mi>
        </mrow>
      </mrow>
      <mrow>
        <mo fence="true" stretchy="false">(</mo>
        <mrow>
          <mi>M</mi>
        </mrow>
        <mo fence="true" stretchy="false">)</mo>
      </mrow>
    </mrow>
    <annotation encoding="StarMath 5.0">M^-1 =left [ matrix{ei-fh#ch-bi#bf-ce##fg-di#ai-cg#cd-af##dh-eg#bg-ah#ae-bd} right ]/det( M)</annotation>
  </semantics>
</math>
</file>

<file path=Object 22/content.xml><?xml version="1.0" encoding="utf-8"?>
<math xmlns="http://www.w3.org/1998/Math/MathML" display="block">
  <semantics>
    <mrow>
      <mi>M</mi>
      <mo stretchy="false">=</mo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</mtr>
          </mtable>
        </mrow>
        <mo fence="true" stretchy="true">]</mo>
      </mrow>
    </mrow>
    <annotation encoding="StarMath 5.0">M=left [ matrix{a#b#c##d#e#f##g#h#i} right ]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n>4</mn>
              </mtd>
              <mtd>
                <mn>5</mn>
              </mtd>
              <mtd>
                <mn>6</mn>
              </mtd>
            </mtr>
            <mtr>
              <mtd>
                <mn>7</mn>
              </mtd>
              <mtd>
                <mn>8</mn>
              </mtd>
              <mtd>
                <mn>9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n>5</mn>
                </mtd>
              </mtr>
              <mtr>
                <mtd>
                  <mn>8</mn>
                </mtd>
              </mtr>
            </mtable>
          </mrow>
          <mo fence="true" stretchy="true">]</mo>
        </mrow>
      </mrow>
    </mrow>
    <annotation encoding="StarMath 5.0">left [ matrix{1#2#3##4#5#6##7#8#9} right ]left [ matrix{0##1##0} right ]=left [ matrix{2##5##8} right ]</annotation>
  </semantics>
</math>
</file>

<file path=Object 4/content.xml><?xml version="1.0" encoding="utf-8"?>
<math xmlns="http://www.w3.org/1998/Math/MathML" display="block">
  <semantics>
    <mrow>
      <msup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  <mtd>
                  <mi>c</mi>
                </mtd>
              </mtr>
              <mtr>
                <mtd>
                  <mi>e</mi>
                </mtd>
                <mtd>
                  <mi>f</mi>
                </mtd>
                <mtd>
                  <mi>g</mi>
                </mtd>
              </mtr>
              <mtr>
                <mtd>
                  <mi>i</mi>
                </mtd>
                <mtd>
                  <mi>j</mi>
                </mtd>
                <mtd>
                  <mi>k</mi>
                </mtd>
              </mtr>
            </mtable>
          </mrow>
          <mo fence="true" stretchy="true">]</mo>
        </mrow>
        <mrow>
          <mo stretchy="false">−</mo>
          <mn>1</mn>
        </mrow>
      </msup>
      <mrow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h</mi>
                </mtd>
              </mtr>
              <mtr>
                <mtd>
                  <mi>m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]</mo>
        </mrow>
      </mrow>
    </mrow>
    <annotation encoding="StarMath 5.0">left [ matrix{a#b#c##e#f#g##i#j#k} right ]^-1left [ matrix{d##h##m} right ]=left [ matrix{x##y##z} right ] 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e</mi>
              </mtd>
              <mtd>
                <mi>f</mi>
              </mtd>
              <mtd>
                <mi>g</mi>
              </mtd>
            </mtr>
            <mtr>
              <mtd>
                <mi>i</mi>
              </mtd>
              <mtd>
                <mi>j</mi>
              </mtd>
              <mtd>
                <mi>k</mi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h</mi>
                </mtd>
              </mtr>
              <mtr>
                <mtd>
                  <mi>m</mi>
                </mtd>
              </mtr>
            </mtable>
          </mrow>
          <mo fence="true" stretchy="true">]</mo>
        </mrow>
      </mrow>
    </mrow>
    <annotation encoding="StarMath 5.0">left [ matrix{a#b#c##e#f#g##i#j#k
} right ]left [ matrix{x##y##z} right ]=left [ matrix{d##h##m} right ]</annotation>
  </semantics>
</math>
</file>

<file path=Object 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2</mn>
              </mtd>
              <mtd>
                <mn>3</mn>
              </mtd>
              <mtd>
                <mn>0</mn>
              </mtd>
            </mtr>
            <mtr>
              <mtd>
                <mn>4</mn>
              </mtd>
              <mtd>
                <mn>5</mn>
              </mtd>
              <mtd>
                <mn>6</mn>
              </mtd>
              <mtd>
                <mn>0</mn>
              </mtd>
            </mtr>
            <mtr>
              <mtd>
                <mn>7</mn>
              </mtd>
              <mtd>
                <mn>8</mn>
              </mtd>
              <mtd>
                <mn>9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  <mspace width="2em"/>
      <mo stretchy="false">⇒</mo>
      <mspace width="6em"/>
      <mrow>
        <mi>î</mi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4</mn>
                </mtd>
              </mtr>
              <mtr>
                <mtd>
                  <mn>7</mn>
                </mtd>
              </mtr>
            </mtable>
          </mrow>
          <mo fence="true" stretchy="true">]</mo>
        </mrow>
      </mrow>
      <mi>,</mi>
      <mspace width="2em"/>
      <mrow>
        <mi>ĵ</mi>
        <mo stretchy="false">=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n>5</mn>
                </mtd>
              </mtr>
              <mtr>
                <mtd>
                  <mn>8</mn>
                </mtd>
              </mtr>
            </mtable>
          </mrow>
          <mo fence="true" stretchy="true">]</mo>
        </mrow>
      </mrow>
      <mi>,</mi>
      <mspace width="2em"/>
      <mrow>
        <mi mathvariant="italic">k̂</mi>
        <mo stretchy="false">=</mo>
        <mrow>
          <mo fence="true" stretchy="true">[</mo>
          <mrow>
            <mtable>
              <mtr>
                <mtd>
                  <mn>3</mn>
                </mtd>
              </mtr>
              <mtr>
                <mtd>
                  <mn>6</mn>
                </mtd>
              </mtr>
              <mtr>
                <mtd>
                  <mn>9</mn>
                </mtd>
              </mtr>
            </mtable>
          </mrow>
          <mo fence="true" stretchy="true">]</mo>
        </mrow>
      </mrow>
    </mrow>
    <annotation encoding="StarMath 5.0">left [ matrix{1#2#3#0##4#5#6#0##7#8#9#0##0#0#0#1} right ]~ drarrow~~~ î=left [ matrix{1##4##7} right ],~ ĵ=left [ matrix{2##5##8} right ],~ k̂=left [ matrix{3##6##9} right ]</annotation>
  </semantics>
</math>
</file>

<file path=Object 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  <mtd>
                <mi>X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  <mtd>
                <mi>Y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  <mtd>
                <mi>Z</mi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i mathvariant="italic">xa</mi>
                    <mo stretchy="false">+</mo>
                    <mi mathvariant="italic">yb</mi>
                    <mo stretchy="false">+</mo>
                    <mi mathvariant="italic">zc</mi>
                    <mo stretchy="false">+</mo>
                    <mi>X</mi>
                  </mrow>
                </mtd>
              </mtr>
              <mtr>
                <mtd>
                  <mrow>
                    <mi mathvariant="italic">xd</mi>
                    <mo stretchy="false">+</mo>
                    <mi mathvariant="italic">ye</mi>
                    <mo stretchy="false">+</mo>
                    <mi mathvariant="italic">zf</mi>
                    <mo stretchy="false">+</mo>
                    <mi>Y</mi>
                  </mrow>
                </mtd>
              </mtr>
              <mtr>
                <mtd>
                  <mrow>
                    <mi mathvariant="italic">xg</mi>
                    <mo stretchy="false">+</mo>
                    <mi mathvariant="italic">yh</mi>
                    <mo stretchy="false">+</mo>
                    <mi mathvariant="italic">zi</mi>
                    <mo stretchy="false">+</mo>
                    <mi>Z</mi>
                  </mrow>
                </mtd>
              </mtr>
              <mtr>
                <mtd>
                  <mrow>
                    <mn>0</mn>
                    <mrow>
                      <mspace width="2em"/>
                      <mo stretchy="false">+</mo>
                      <mn>0</mn>
                    </mrow>
                    <mrow>
                      <mspace width="2em"/>
                      <mo stretchy="false">+</mo>
                      <mn>0</mn>
                    </mrow>
                    <mrow>
                      <mspace width="2em"/>
                      <mo stretchy="false">+</mo>
                      <mn>1</mn>
                    </mrow>
                  </mrow>
                </mtd>
              </mtr>
            </mtable>
          </mrow>
          <mo fence="true" stretchy="true">]</mo>
        </mrow>
      </mrow>
    </mrow>
    <annotation encoding="StarMath 5.0">left [ matrix{a#b#c#X##d#e#f#Y##g#h#i#Z##0#0#0#1} right ]left [ matrix{x##y##z##1} right ]=left [ matrix{xa+yb+zc+X##xd+ye+zf+Y##xg+yh+zi+Z##0~+0~+0~+1} right ] </annotation>
  </semantics>
</math>
</file>

<file path=Object 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</mtr>
            <mtr>
              <mtd>
                <mi>b</mi>
              </mtd>
            </mtr>
            <mtr>
              <mtd>
                <mi>c</mi>
              </mtd>
            </mtr>
          </mtable>
        </mrow>
        <mo fence="true" stretchy="true">]</mo>
      </mrow>
      <mi>.</mi>
      <mrow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]</mo>
        </mrow>
        <mo stretchy="false">=</mo>
        <mrow>
          <mi mathvariant="italic">ad</mi>
          <mo stretchy="false">+</mo>
          <mi mathvariant="italic">be</mi>
          <mo stretchy="false">+</mo>
          <mi mathvariant="italic">cf</mi>
        </mrow>
      </mrow>
    </mrow>
    <annotation encoding="StarMath 5.0">left [ matrix{a##b##c} right ] . left [ matrix{d##e##f} right ] = ad+be+cf</annotation>
  </semantics>
</math>
</file>